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Manjari Bold" fo:font-size="26pt" officeooo:rsid="0008e16b" officeooo:paragraph-rsid="0008e16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000000" style:font-name="Manjari Bold" fo:font-size="12pt" officeooo:rsid="0008e16b" officeooo:paragraph-rsid="0008e16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Manjari Bold" fo:font-size="12pt" style:text-underline-style="none" officeooo:rsid="0008e16b" officeooo:paragraph-rsid="0008e16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Manjari Bold" fo:font-size="12pt" style:text-underline-style="none" officeooo:rsid="000a9aaa" officeooo:paragraph-rsid="000a9aa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Manjari Bold" fo:font-size="12pt" style:text-underline-style="none" officeooo:rsid="000a9aaa" officeooo:paragraph-rsid="000b7de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Manjari Bold" fo:font-size="12pt" style:text-underline-style="none" officeooo:rsid="000b7de7" officeooo:paragraph-rsid="000b7de7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Manjari Bold" fo:font-size="12pt" style:text-underline-style="solid" style:text-underline-width="auto" style:text-underline-color="font-color" officeooo:rsid="0008e16b" officeooo:paragraph-rsid="0008e16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Manjari Bold" fo:font-size="12pt" fo:font-style="italic" style:text-underline-style="none" fo:font-weight="bold" officeooo:rsid="000d9cb4" officeooo:paragraph-rsid="000d9cb4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Manjari Bold" fo:font-size="12pt" fo:font-style="italic" style:text-underline-style="none" fo:font-weight="bold" officeooo:rsid="000a9aaa" officeooo:paragraph-rsid="000a9aaa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b7de7"/>
    </style:style>
    <style:style style:name="T4" style:family="text">
      <style:text-properties officeooo:rsid="000bf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2</text:p>
      <text:p text:style-name="P2"><text:span text:style-name="T1">Luca Santopadre: 0257118</text:span><text:tab/><text:tab/><text:tab/><text:span text:style-name="T1">Michele Salvatori: 0253519</text:span></text:p>
      <text:p text:style-name="P7"/>
      <text:p text:style-name="P3"/>
      <text:p text:style-name="P3"/>
      <text:p text:style-name="P4">Scelte implementative: grafi con liste di adiacenza e union migliore</text:p>
      <text:p text:style-name="P5"><text:tab/></text:p>
      <text:p text:style-name="P5"><text:tab/><text:tab/><text:span text:style-name="T3">quickUnionBalanced</text:span></text:p>
      <text:p text:style-name="P6"><text:tab/><text:tab/>la differenza con quickFind non è troppa, si nota solamente in grafi con</text:p>
      <text:p text:style-name="P6"><text:tab/><text:tab/>molti archi</text:p>
      <text:p text:style-name="P6"><text:tab/></text:p>
      <text:p text:style-name="P6"><text:tab/><text:span text:style-name="T4">nei test per dfs il numero di arco è fissato per mantere un grafo connesso</text:span></text:p>
      <text:p text:style-name="P6"><text:tab/><text:span text:style-name="T4">abbiamo quindi fatto variare i nodi</text:span></text:p>
      <text:p text:style-name="P4">Costruzione <text:span text:style-name="T2">iterator:</text:span></text:p>
      <text:p text:style-name="P8">L’iterator creato risolve il problema dei doppi archi, marca gli archi in una lista e passa cosi il successivo arco non marcato</text:p>
      <text:p text:style-name="P8"/>
      <text:p text:style-name="P8"/>
      <text:p text:style-name="P8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Bold" svg:font-family="'Manjari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4:45.274876955</meta:creation-date>
    <dc:date>2019-01-11T17:00:50.507890456</dc:date>
    <meta:editing-duration>PT4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0" meta:character-count="510" meta:non-whitespace-character-count="427"/>
  </office:meta>
</office:document-meta>
</file>